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fdb7" officeooo:paragraph-rsid="0010fd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озможные вопросы:</text:p>
      <text:p text:style-name="P1">- Почему мы пренебрегаем десорбцией со стекла (когда устанавливается тепловое равновесие?)</text:p>
      <text:p text:style-name="P1">- Потенциал внутри лампы (ионы разгоняются под действием напряжения не 50 В, а 250 В, при этом скорость в sqrt(2) раза больше. Влияет ли это?)</text:p>
      <text:p text:style-name="P1">- При выводе уравнения мы пользовались тем, что при высокой температуре все ионы воздуха десорбируются с коллектора. Возможно стоит добавить нормировочный коэффициент для температур меньших (Q * (T/T_0)^2 )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3.7.2$Linux_X86_64 LibreOffice_project/30$Build-2</meta:generator>
    <meta:editing-cycles>0</meta:editing-cycles>
    <meta:editing-duration>P0D</meta:editing-duration>
    <meta:document-statistic meta:table-count="0" meta:image-count="0" meta:object-count="0" meta:page-count="1" meta:paragraph-count="4" meta:word-count="67" meta:character-count="456" meta:non-whitespace-character-count="393"/>
  </office:meta>
</office:document-meta>
</file>